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Z UDゴシック" svg:font-family="'BIZ UDゴシック'" style:font-family-generic="modern" style:font-pitch="fixed"/>
    <style:font-face style:name="ＭＳ ゴシック" svg:font-family="'ＭＳ ゴシック'" style:font-family-generic="modern" style:font-pitch="fixed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35.49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68.62mm"/>
    </style:style>
    <style:style style:name="co10" style:family="table-column">
      <style:table-column-properties fo:break-before="auto" style:column-width="62.18mm"/>
    </style:style>
    <style:style style:name="co11" style:family="table-column">
      <style:table-column-properties fo:break-before="auto" style:column-width="208.97mm"/>
    </style:style>
    <style:style style:name="co12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53.73mm"/>
    </style:style>
    <style:style style:name="co14" style:family="table-column">
      <style:table-column-properties fo:break-before="auto" style:column-width="87.42mm"/>
    </style:style>
    <style:style style:name="co15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59" style:family="table-cell" style:parent-style-name="Default">
      <style:table-cell-properties style:text-align-source="value-type" style:repeat-content="false" fo:border="0.06pt solid #000000" style:vertical-align="middle"/>
      <style:text-properties style:font-name="ＭＳ Ｐゴシック" fo:font-size="9pt" style:font-name-asian="ＭＳ Ｐゴシック" style:font-size-asian="9pt" style:font-size-complex="9pt"/>
    </style:style>
    <style:style style:name="ce60" style:family="table-cell" style:parent-style-name="Default">
      <style:text-properties style:font-name="ＭＳ Ｐゴシック" fo:font-size="9pt" style:font-name-asian="ＭＳ Ｐゴシック" style:font-size-asian="9pt" style:font-size-complex="9pt"/>
    </style:style>
    <style:style style:name="ce61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color="#ffffff" style:font-name="ＭＳ Ｐゴシック" fo:font-size="9pt" fo:font-weight="bold" style:font-name-asian="ＭＳ Ｐゴシック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order="0.06pt solid #000000"/>
      <style:text-properties style:font-name="ＭＳ Ｐゴシック" fo:font-size="9pt" style:font-name-asian="ＭＳ Ｐゴシック" style:font-size-asian="9pt" style:font-size-complex="9pt"/>
    </style:style>
    <style:style style:name="ce66" style:family="table-cell" style:parent-style-name="Default">
      <style:table-cell-properties fo:background-color="#0066b3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ＭＳ Ｐゴシック" fo:font-size="9pt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font-style-asian="normal" style:font-weight-asian="bold" style:font-name-complex="Tahoma" style:font-size-complex="9pt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0e099c" fo:border="0.06pt solid #000000"/>
      <style:text-properties fo:color="#ffffff" style:font-name="IPA Pゴシック" fo:font-size="11pt" style:font-name-asian="IPA Pゴシック" style:font-size-asian="11pt" style:font-size-complex="11pt"/>
    </style:style>
    <style:style style:name="ce68" style:family="table-cell" style:parent-style-name="Default" style:data-style-name="N100">
      <style:table-cell-properties fo:border="0.06pt solid #000000" style:vertical-align="middle"/>
      <style:text-properties style:font-name="IPA Pゴシック" fo:font-size="11pt" style:font-name-asian="IPA Pゴシック" style:font-size-asian="11pt" style:font-size-complex="11pt"/>
    </style:style>
    <style:style style:name="ce69" style:family="table-cell" style:parent-style-name="Default">
      <style:text-properties style:font-name="IPA Pゴシック" fo:font-size="11pt" style:font-name-asian="IPA Pゴシック" style:font-size-asian="11pt" style:font-size-complex="11pt"/>
    </style:style>
    <style:style style:name="ce70" style:family="table-cell" style:parent-style-name="Default">
      <style:table-cell-properties fo:background-color="#0e099c" fo:border="0.06pt solid #000000"/>
      <style:text-properties style:font-name="IPA Pゴシック" fo:font-size="11pt" style:font-name-asian="IPA Pゴシック" style:font-size-asian="11pt" style:font-size-complex="11pt"/>
    </style:style>
    <style:style style:name="ce71" style:family="table-cell" style:parent-style-name="Default">
      <style:table-cell-properties fo:border="0.06pt solid #000000"/>
      <style:text-properties style:font-name="IPA Pゴシック" fo:font-size="11pt" style:font-name-asian="IPA Pゴシック" style:font-size-asian="11pt" style:font-size-complex="11pt"/>
    </style:style>
    <style:style style:name="ce12" style:family="table-cell" style:parent-style-name="Default">
      <style:table-cell-properties fo:background-color="#0e099c" fo:border="0.06pt solid #000000"/>
      <style:text-properties fo:color="#ffffff" style:font-name="BIZ UDゴシック" fo:font-size="10pt" style:font-name-asian="BIZ UDゴシック" style:font-size-asian="10pt" style:font-size-complex="10pt"/>
    </style:style>
    <style:style style:name="ce13" style:family="table-cell" style:parent-style-name="Default" style:data-style-name="N100">
      <style:table-cell-properties fo:border="0.06pt solid #000000" style:vertical-align="middle"/>
      <style:text-properties style:font-name="BIZ UDゴシック" fo:font-size="10pt" style:font-name-asian="BIZ UDゴシック" style:font-size-asian="10pt" style:font-size-complex="10pt"/>
    </style:style>
    <style:style style:name="ce14" style:family="table-cell" style:parent-style-name="Default">
      <style:text-properties style:font-name="BIZ UDゴシック" fo:font-size="10pt" style:font-name-asian="BIZ UDゴシック" style:font-size-asian="10pt" style:font-size-complex="10pt"/>
    </style:style>
    <style:style style:name="ce15" style:family="table-cell" style:parent-style-name="Default">
      <style:table-cell-properties fo:background-color="#0e099c" fo:border="0.06pt solid #000000"/>
      <style:text-properties style:font-name="BIZ UDゴシック" fo:font-size="10pt" style:font-name-asian="BIZ UDゴシック" style:font-size-asian="10pt" style:font-size-complex="10pt"/>
    </style:style>
    <style:style style:name="ce16" style:family="table-cell" style:parent-style-name="Default">
      <style:table-cell-properties fo:border="0.06pt solid #000000"/>
      <style:text-properties style:font-name="BIZ UDゴシック" fo:font-size="10pt" style:font-name-asian="BIZ UDゴシック" style:font-size-asian="10pt" style:font-size-complex="10pt"/>
    </style:style>
    <style:style style:name="ce89" style:family="table-cell" style:parent-style-name="Default">
      <style:text-properties style:font-name="ＭＳ ゴシック" fo:font-size="9pt" style:font-name-asian="ＭＳ ゴシック" style:font-size-asian="9pt" style:font-size-complex="9pt"/>
    </style:style>
    <style:style style:name="ce90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カルピス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1022" table:default-cell-style-name="ce60"/>
        <table:table-row table:style-name="ro1">
          <table:table-cell table:style-name="ce58" office:value-type="string" calcext:value-type="string">
            <text:p>-</text:p>
          </table:table-cell>
          <table:table-cell table:style-name="ce61" office:value-type="string" calcext:value-type="string">
            <text:p>代</text:p>
          </table:table-cell>
          <table:table-cell table:style-name="ce66" office:value-type="string" calcext:value-type="string">
            <text:p>人物</text:p>
          </table:table-cell>
          <table:table-cell table:style-name="ce66" office:value-type="string" calcext:value-type="string">
            <text:p>所属事務所</text:p>
          </table:table-cell>
          <table:table-cell table:style-name="ce66" office:value-type="string" calcext:value-type="string">
            <text:p>補足</text:p>
          </table:table-cell>
          <table:table-cell table:style-name="ce66" office:value-type="string" calcext:value-type="string">
            <text:p>Wikipedia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1" calcext:value-type="float">
            <text:p>1</text:p>
          </table:table-cell>
          <table:table-cell table:style-name="ce65" office:value-type="string" calcext:value-type="string">
            <text:p>初代</text:p>
          </table:table-cell>
          <table:table-cell table:style-name="ce65" office:value-type="string" calcext:value-type="string">
            <text:p>西田尚美</text:p>
          </table:table-cell>
          <table:table-cell table:number-columns-repeated="3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2" calcext:value-type="float">
            <text:p>2</text:p>
          </table:table-cell>
          <table:table-cell table:style-name="ce65" office:value-type="string" calcext:value-type="string">
            <text:p>02代</text:p>
          </table:table-cell>
          <table:table-cell table:style-name="ce65" office:value-type="string" calcext:value-type="string">
            <text:p>後藤久美子</text:p>
          </table:table-cell>
          <table:table-cell table:style-name="ce65" office:value-type="string" calcext:value-type="string">
            <text:p>オスカー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3" calcext:value-type="float">
            <text:p>3</text:p>
          </table:table-cell>
          <table:table-cell table:style-name="ce65" office:value-type="string" calcext:value-type="string">
            <text:p>03代</text:p>
          </table:table-cell>
          <table:table-cell table:style-name="ce65" office:value-type="string" calcext:value-type="string">
            <text:p>奥山佳恵</text:p>
          </table:table-cell>
          <table:table-cell table:style-name="ce65" office:value-type="string" calcext:value-type="string">
            <text:p>アミューズ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4" calcext:value-type="float">
            <text:p>4</text:p>
          </table:table-cell>
          <table:table-cell table:style-name="ce65" office:value-type="string" calcext:value-type="string">
            <text:p>04代</text:p>
          </table:table-cell>
          <table:table-cell table:style-name="ce65" office:value-type="string" calcext:value-type="string">
            <text:p>内田有紀</text:p>
          </table:table-cell>
          <table:table-cell table:style-name="ce65" office:value-type="string" calcext:value-type="string">
            <text:p>バーニング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5" calcext:value-type="float">
            <text:p>5</text:p>
          </table:table-cell>
          <table:table-cell table:style-name="ce65" office:value-type="string" calcext:value-type="string">
            <text:p>05代</text:p>
          </table:table-cell>
          <table:table-cell table:style-name="ce65" office:value-type="string" calcext:value-type="string">
            <text:p>酒井彩名</text:p>
          </table:table-cell>
          <table:table-cell table:style-name="ce65" office:value-type="string" calcext:value-type="string">
            <text:p>ホリプロ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6" calcext:value-type="float">
            <text:p>6</text:p>
          </table:table-cell>
          <table:table-cell table:style-name="ce65" office:value-type="string" calcext:value-type="string">
            <text:p>06代</text:p>
          </table:table-cell>
          <table:table-cell table:style-name="ce65" office:value-type="string" calcext:value-type="string">
            <text:p>平山あや</text:p>
          </table:table-cell>
          <table:table-cell table:style-name="ce65" office:value-type="string" calcext:value-type="string">
            <text:p>ホリプロ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7" calcext:value-type="float">
            <text:p>7</text:p>
          </table:table-cell>
          <table:table-cell table:style-name="ce65" office:value-type="string" calcext:value-type="string">
            <text:p>07代</text:p>
          </table:table-cell>
          <table:table-cell table:style-name="ce65" office:value-type="string" calcext:value-type="string">
            <text:p>土屋アンナ</text:p>
          </table:table-cell>
          <table:table-cell table:number-columns-repeated="3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8" calcext:value-type="float">
            <text:p>8</text:p>
          </table:table-cell>
          <table:table-cell table:style-name="ce65" office:value-type="string" calcext:value-type="string">
            <text:p>08代</text:p>
          </table:table-cell>
          <table:table-cell table:style-name="ce65" office:value-type="string" calcext:value-type="string">
            <text:p>BOA</text:p>
          </table:table-cell>
          <table:table-cell table:number-columns-repeated="3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9" calcext:value-type="float">
            <text:p>9</text:p>
          </table:table-cell>
          <table:table-cell table:style-name="ce65" office:value-type="string" calcext:value-type="string">
            <text:p>09代</text:p>
          </table:table-cell>
          <table:table-cell table:style-name="ce65" office:value-type="string" calcext:value-type="string">
            <text:p>長澤まさみ</text:p>
          </table:table-cell>
          <table:table-cell table:style-name="ce65" office:value-type="string" calcext:value-type="string">
            <text:p>東宝芸能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10" calcext:value-type="float">
            <text:p>10</text:p>
          </table:table-cell>
          <table:table-cell table:style-name="ce65" office:value-type="string" calcext:value-type="string">
            <text:p>10代</text:p>
          </table:table-cell>
          <table:table-cell table:style-name="ce65" office:value-type="string" calcext:value-type="string">
            <text:p>川島海荷</text:p>
          </table:table-cell>
          <table:table-cell table:style-name="ce65" office:value-type="string" calcext:value-type="string">
            <text:p>レプロ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11" calcext:value-type="float">
            <text:p>11</text:p>
          </table:table-cell>
          <table:table-cell table:style-name="ce65" office:value-type="string" calcext:value-type="string">
            <text:p>11代</text:p>
          </table:table-cell>
          <table:table-cell table:style-name="ce65" office:value-type="string" calcext:value-type="string">
            <text:p>能年玲奈</text:p>
          </table:table-cell>
          <table:table-cell table:style-name="ce65" office:value-type="string" calcext:value-type="string">
            <text:p>レプロ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12" calcext:value-type="float">
            <text:p>12</text:p>
          </table:table-cell>
          <table:table-cell table:style-name="ce65" office:value-type="string" calcext:value-type="string">
            <text:p>12代</text:p>
          </table:table-cell>
          <table:table-cell table:style-name="ce65" office:value-type="string" calcext:value-type="string">
            <text:p>黒島結菜</text:p>
          </table:table-cell>
          <table:table-cell table:style-name="ce65" office:value-type="string" calcext:value-type="string">
            <text:p>SMA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9" table:formula="of:=ROW()-1" office:value-type="float" office:value="13" calcext:value-type="float">
            <text:p>13</text:p>
          </table:table-cell>
          <table:table-cell table:style-name="ce65" office:value-type="string" calcext:value-type="string">
            <text:p>13代</text:p>
          </table:table-cell>
          <table:table-cell table:style-name="ce65" office:value-type="string" calcext:value-type="string">
            <text:p>永野芽郁</text:p>
          </table:table-cell>
          <table:table-cell table:style-name="ce65" office:value-type="string" calcext:value-type="string">
            <text:p>スターダスト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ゼクシィガール" table:style-name="ta1"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3" table:number-columns-repeated="1011" table:default-cell-style-name="ce69"/>
        <table:table-row table:style-name="ro2">
          <table:table-cell table:style-name="ce67" office:value-type="string" calcext:value-type="string">
            <text:p>-</text:p>
          </table:table-cell>
          <table:table-cell table:style-name="ce70" office:value-type="string" calcext:value-type="string">
            <text:p>代</text:p>
          </table:table-cell>
          <table:table-cell table:style-name="ce70" office:value-type="string" calcext:value-type="string">
            <text:p>人物</text:p>
          </table:table-cell>
          <table:table-cell table:style-name="ce70" office:value-type="string" calcext:value-type="string">
            <text:p>所属事務所</text:p>
          </table:table-cell>
          <table:table-cell table:style-name="ce70" office:value-type="string" calcext:value-type="string">
            <text:p>補足</text:p>
          </table:table-cell>
          <table:table-cell table:style-name="ce70" office:value-type="string" calcext:value-type="string">
            <text:p>Wikipedia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1" calcext:value-type="float">
            <text:p>1</text:p>
          </table:table-cell>
          <table:table-cell table:style-name="ce71" office:value-type="string" calcext:value-type="string">
            <text:p>初代</text:p>
          </table:table-cell>
          <table:table-cell table:style-name="ce71" office:value-type="string" calcext:value-type="string">
            <text:p>加賀美セイラ</text:p>
          </table:table-cell>
          <table:table-cell table:number-columns-repeated="3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2" calcext:value-type="float">
            <text:p>2</text:p>
          </table:table-cell>
          <table:table-cell table:style-name="ce71" office:value-type="string" calcext:value-type="string">
            <text:p>2代目</text:p>
          </table:table-cell>
          <table:table-cell table:style-name="ce71" office:value-type="string" calcext:value-type="string">
            <text:p>加藤ローサ</text:p>
          </table:table-cell>
          <table:table-cell table:number-columns-repeated="3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3" calcext:value-type="float">
            <text:p>3</text:p>
          </table:table-cell>
          <table:table-cell table:style-name="ce71" office:value-type="string" calcext:value-type="string">
            <text:p>3代目</text:p>
          </table:table-cell>
          <table:table-cell table:style-name="ce71" office:value-type="string" calcext:value-type="string">
            <text:p>JOSI</text:p>
          </table:table-cell>
          <table:table-cell table:number-columns-repeated="3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4" calcext:value-type="float">
            <text:p>4</text:p>
          </table:table-cell>
          <table:table-cell table:style-name="ce71" office:value-type="string" calcext:value-type="string">
            <text:p>4代目</text:p>
          </table:table-cell>
          <table:table-cell table:style-name="ce71" office:value-type="string" calcext:value-type="string">
            <text:p>倉科カナ</text:p>
          </table:table-cell>
          <table:table-cell table:number-columns-repeated="3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5" calcext:value-type="float">
            <text:p>5</text:p>
          </table:table-cell>
          <table:table-cell table:style-name="ce71" office:value-type="string" calcext:value-type="string">
            <text:p>5代目</text:p>
          </table:table-cell>
          <table:table-cell table:style-name="ce71" office:value-type="string" calcext:value-type="string">
            <text:p>高橋真唯</text:p>
          </table:table-cell>
          <table:table-cell table:number-columns-repeated="3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6" calcext:value-type="float">
            <text:p>6</text:p>
          </table:table-cell>
          <table:table-cell table:style-name="ce71" office:value-type="string" calcext:value-type="string">
            <text:p>6代目</text:p>
          </table:table-cell>
          <table:table-cell table:style-name="ce71" office:value-type="string" calcext:value-type="string">
            <text:p>松井愛莉</text:p>
          </table:table-cell>
          <table:table-cell table:style-name="ce71" office:value-type="string" calcext:value-type="string">
            <text:p>アミューズ</text:p>
          </table:table-cell>
          <table:table-cell table:number-columns-repeated="2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7" calcext:value-type="float">
            <text:p>7</text:p>
          </table:table-cell>
          <table:table-cell table:style-name="ce71" office:value-type="string" calcext:value-type="string">
            <text:p>7代目</text:p>
          </table:table-cell>
          <table:table-cell table:style-name="ce71" office:value-type="string" calcext:value-type="string">
            <text:p>広瀬すず</text:p>
          </table:table-cell>
          <table:table-cell table:style-name="ce71" office:value-type="string" calcext:value-type="string">
            <text:p>フォスター</text:p>
          </table:table-cell>
          <table:table-cell table:number-columns-repeated="2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8" calcext:value-type="float">
            <text:p>8</text:p>
          </table:table-cell>
          <table:table-cell table:style-name="ce71" office:value-type="string" calcext:value-type="string">
            <text:p>8代目</text:p>
          </table:table-cell>
          <table:table-cell table:style-name="ce71" office:value-type="string" calcext:value-type="string">
            <text:p>新木優子</text:p>
          </table:table-cell>
          <table:table-cell table:style-name="ce71" office:value-type="string" calcext:value-type="string">
            <text:p>スターダスト</text:p>
          </table:table-cell>
          <table:table-cell table:number-columns-repeated="2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9" calcext:value-type="float">
            <text:p>9</text:p>
          </table:table-cell>
          <table:table-cell table:style-name="ce71" office:value-type="string" calcext:value-type="string">
            <text:p>9代目</text:p>
          </table:table-cell>
          <table:table-cell table:style-name="ce71" office:value-type="string" calcext:value-type="string">
            <text:p>吉岡里帆</text:p>
          </table:table-cell>
          <table:table-cell table:style-name="ce71" office:value-type="string" calcext:value-type="string">
            <text:p>ATeam</text:p>
          </table:table-cell>
          <table:table-cell table:number-columns-repeated="2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10" calcext:value-type="float">
            <text:p>10</text:p>
          </table:table-cell>
          <table:table-cell table:style-name="ce71" office:value-type="string" calcext:value-type="string">
            <text:p>10代目</text:p>
          </table:table-cell>
          <table:table-cell table:style-name="ce71" office:value-type="string" calcext:value-type="string">
            <text:p>佐久間由衣</text:p>
          </table:table-cell>
          <table:table-cell table:style-name="ce71" office:value-type="string" calcext:value-type="string">
            <text:p>プラチナム</text:p>
          </table:table-cell>
          <table:table-cell table:number-columns-repeated="2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11" calcext:value-type="float">
            <text:p>11</text:p>
          </table:table-cell>
          <table:table-cell table:style-name="ce71" office:value-type="string" calcext:value-type="string">
            <text:p>11代目</text:p>
          </table:table-cell>
          <table:table-cell table:style-name="ce71" office:value-type="string" calcext:value-type="string">
            <text:p>井桁弘恵</text:p>
          </table:table-cell>
          <table:table-cell table:style-name="ce71" office:value-type="string" calcext:value-type="string">
            <text:p>ボックスコーポレーション</text:p>
          </table:table-cell>
          <table:table-cell table:number-columns-repeated="2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68" table:formula="of:=ROW()-1" office:value-type="float" office:value="12" calcext:value-type="float">
            <text:p>12</text:p>
          </table:table-cell>
          <table:table-cell table:style-name="ce71" office:value-type="string" calcext:value-type="string">
            <text:p>12代目</text:p>
          </table:table-cell>
          <table:table-cell table:style-name="ce71" office:value-type="string" calcext:value-type="string">
            <text:p>白石聖</text:p>
          </table:table-cell>
          <table:table-cell table:style-name="ce71" office:value-type="string" calcext:value-type="string">
            <text:p>芸映</text:p>
          </table:table-cell>
          <table:table-cell table:number-columns-repeated="2" table:style-name="ce71" office:value-type="string" calcext:value-type="string">
            <text:p>-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ロッキン出演者2020" table:style-name="ta1">
        <table:table-column table:style-name="co4" table:default-cell-style-name="ce14"/>
        <table:table-column table:style-name="co10" table:default-cell-style-name="ce14"/>
        <table:table-column table:style-name="co8" table:number-columns-repeated="3" table:default-cell-style-name="ce14"/>
        <table:table-column table:style-name="co11" table:default-cell-style-name="ce14"/>
        <table:table-column table:style-name="co3" table:number-columns-repeated="1018" table:default-cell-style-name="ce14"/>
        <table:table-row table:style-name="ro1">
          <table:table-cell table:style-name="ce12" office:value-type="string" calcext:value-type="string">
            <text:p>-</text:p>
          </table:table-cell>
          <table:table-cell table:style-name="ce15" office:value-type="string" calcext:value-type="string">
            <text:p>バンド名</text:p>
          </table:table-cell>
          <table:table-cell table:style-name="ce15" office:value-type="string" calcext:value-type="string">
            <text:p>デビュー曲</text:p>
          </table:table-cell>
          <table:table-cell table:style-name="ce15" office:value-type="string" calcext:value-type="string">
            <text:p>メンバー</text:p>
          </table:table-cell>
          <table:table-cell table:style-name="ce15" office:value-type="string" calcext:value-type="string">
            <text:p>補足</text:p>
          </table:table-cell>
          <table:table-cell table:style-name="ce15" office:value-type="string" calcext:value-type="string">
            <text:p>Wikipedia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" calcext:value-type="float">
            <text:p>1</text:p>
          </table:table-cell>
          <table:table-cell table:style-name="ce16" office:value-type="string" calcext:value-type="string">
            <text:p>あいみょん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あいみょん - Wikipedia](https://ja.wikipedia.org/wiki/あいみょん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" calcext:value-type="float">
            <text:p>2</text:p>
          </table:table-cell>
          <table:table-cell table:style-name="ce16" office:value-type="string" calcext:value-type="string">
            <text:p>秋山黄色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秋山黄色 - Wikipedia](https://ja.wikipedia.org/wiki/秋山黄色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" calcext:value-type="float">
            <text:p>3</text:p>
          </table:table-cell>
          <table:table-cell table:style-name="ce16" office:value-type="string" calcext:value-type="string">
            <text:p>ASIAN KUNG-FU GENERATIO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ASIAN KUNG-FU GENERATION - Wikipedia](https://ja.wikipedia.org/wiki/ASIAN_KUNG-FU_GENERATIO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" calcext:value-type="float">
            <text:p>4</text:p>
          </table:table-cell>
          <table:table-cell table:style-name="ce16" office:value-type="string" calcext:value-type="string">
            <text:p>ACIDMA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ACIDMAN - Wikipedia](https://ja.wikipedia.org/wiki/ACIDMA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6" office:value-type="string" calcext:value-type="string">
            <text:p>天月-あまつき-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天月-あまつき- - Wikipedia](https://ja.wikipedia.org/wiki/天月-あまつき-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" calcext:value-type="float">
            <text:p>6</text:p>
          </table:table-cell>
          <table:table-cell table:style-name="ce16" office:value-type="string" calcext:value-type="string">
            <text:p>雨のパレード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雨のパレード - Wikipedia](https://ja.wikipedia.org/wiki/雨のパレード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" calcext:value-type="float">
            <text:p>7</text:p>
          </table:table-cell>
          <table:table-cell table:style-name="ce16" office:value-type="string" calcext:value-type="string">
            <text:p>あゆみくりかまき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あゆみくりかまき - Wikipedia](https://ja.wikipedia.org/wiki/あゆみくりかまき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" calcext:value-type="float">
            <text:p>8</text:p>
          </table:table-cell>
          <table:table-cell table:style-name="ce16" office:value-type="string" calcext:value-type="string">
            <text:p>[Alexandros]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[Alexandros] – Wikipedia](https://ja.wikipedia.org/wiki/%EF%BC%BBAlexandros%EF%BC%BD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" calcext:value-type="float">
            <text:p>9</text:p>
          </table:table-cell>
          <table:table-cell table:style-name="ce16" office:value-type="string" calcext:value-type="string">
            <text:p>アンジュルム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アンジュルム - Wikipedia](https://ja.wikipedia.org/wiki/アンジュルム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" calcext:value-type="float">
            <text:p>10</text:p>
          </table:table-cell>
          <table:table-cell table:style-name="ce16" office:value-type="string" calcext:value-type="string">
            <text:p>androp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androp - Wikipedia](https://ja.wikipedia.org/wiki/androp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" calcext:value-type="float">
            <text:p>11</text:p>
          </table:table-cell>
          <table:table-cell table:style-name="ce16" office:value-type="string" calcext:value-type="string">
            <text:p>indigo la End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indigo la End - Wikipedia](https://ja.wikipedia.org/wiki/indigo_la_End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" calcext:value-type="float">
            <text:p>12</text:p>
          </table:table-cell>
          <table:table-cell table:style-name="ce16" office:value-type="string" calcext:value-type="string">
            <text:p>UVERworld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UVERworld - Wikipedia](https://ja.wikipedia.org/wiki/UVERworld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3" calcext:value-type="float">
            <text:p>13</text:p>
          </table:table-cell>
          <table:table-cell table:style-name="ce16" office:value-type="string" calcext:value-type="string">
            <text:p>打首獄門同好会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打首獄門同好会 - Wikipedia](https://ja.wikipedia.org/wiki/打首獄門同好会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4" calcext:value-type="float">
            <text:p>14</text:p>
          </table:table-cell>
          <table:table-cell table:style-name="ce16" office:value-type="string" calcext:value-type="string">
            <text:p>ACE COLLECTIO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ACE COLLECTION - Wikipedia](https://ja.wikipedia.org/wiki/ACE_COLLECTIO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5" calcext:value-type="float">
            <text:p>15</text:p>
          </table:table-cell>
          <table:table-cell table:style-name="ce16" office:value-type="string" calcext:value-type="string">
            <text:p>Aime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Aimer - Wikipedia](https://ja.wikipedia.org/wiki/Aimer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6" calcext:value-type="float">
            <text:p>16</text:p>
          </table:table-cell>
          <table:table-cell table:style-name="ce16" office:value-type="string" calcext:value-type="string">
            <text:p>おいしくるメロンパン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おいしくるメロンパン - Wikipedia](https://ja.wikipedia.org/wiki/おいしくるメロンパン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7" calcext:value-type="float">
            <text:p>17</text:p>
          </table:table-cell>
          <table:table-cell table:style-name="ce16" office:value-type="string" calcext:value-type="string">
            <text:p>OAU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OAU - Wikipedia](https://ja.wikipedia.org/wiki/OAU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8" calcext:value-type="float">
            <text:p>18</text:p>
          </table:table-cell>
          <table:table-cell table:style-name="ce16" office:value-type="string" calcext:value-type="string">
            <text:p>大塚愛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大塚愛 - Wikipedia](https://ja.wikipedia.org/wiki/大塚愛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9" calcext:value-type="float">
            <text:p>19</text:p>
          </table:table-cell>
          <table:table-cell table:style-name="ce16" office:value-type="string" calcext:value-type="string">
            <text:p>THE ORAL CIGARETTE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THE ORAL CIGARETTES - Wikipedia](https://ja.wikipedia.org/wiki/THE_ORAL_CIGARETTE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0" calcext:value-type="float">
            <text:p>20</text:p>
          </table:table-cell>
          <table:table-cell table:style-name="ce16" office:value-type="string" calcext:value-type="string">
            <text:p>OKAMOTO'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OKAMOTO'S - Wikipedia](https://ja.wikipedia.org/wiki/OKAMOTO'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1" calcext:value-type="float">
            <text:p>21</text:p>
          </table:table-cell>
          <table:table-cell table:style-name="ce16" office:value-type="string" calcext:value-type="string">
            <text:p>Official髭男dism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Official髭男dism - Wikipedia](https://ja.wikipedia.org/wiki/Official髭男dism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2" calcext:value-type="float">
            <text:p>22</text:p>
          </table:table-cell>
          <table:table-cell table:style-name="ce16" office:value-type="string" calcext:value-type="string">
            <text:p>オメでたい頭でなにより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オメでたい頭でなにより - Wikipedia](https://ja.wikipedia.org/wiki/オメでたい頭でなにより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3" calcext:value-type="float">
            <text:p>23</text:p>
          </table:table-cell>
          <table:table-cell table:style-name="ce16" office:value-type="string" calcext:value-type="string">
            <text:p>KANA-BOO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KANA-BOON - Wikipedia](https://ja.wikipedia.org/wiki/KANA-BOO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4" calcext:value-type="float">
            <text:p>24</text:p>
          </table:table-cell>
          <table:table-cell table:style-name="ce16" office:value-type="string" calcext:value-type="string">
            <text:p>感覚ピエロ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感覚ピエロ - Wikipedia](https://ja.wikipedia.org/wiki/感覚ピエロ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5" calcext:value-type="float">
            <text:p>25</text:p>
          </table:table-cell>
          <table:table-cell table:style-name="ce16" office:value-type="string" calcext:value-type="string">
            <text:p>KEYTALK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KEYTALK - Wikipedia](https://ja.wikipedia.org/wiki/KEYTALK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6" calcext:value-type="float">
            <text:p>26</text:p>
          </table:table-cell>
          <table:table-cell table:style-name="ce16" office:value-type="string" calcext:value-type="string">
            <text:p>きゃりーぱみゅぱみゅ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きゃりーぱみゅぱみゅ - Wikipedia](https://ja.wikipedia.org/wiki/きゃりーぱみゅぱみゅ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7" calcext:value-type="float">
            <text:p>27</text:p>
          </table:table-cell>
          <table:table-cell table:style-name="ce16" office:value-type="string" calcext:value-type="string">
            <text:p>キュウソネコカミ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キュウソネコカミ - Wikipedia](https://ja.wikipedia.org/wiki/キュウソネコカミ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8" calcext:value-type="float">
            <text:p>28</text:p>
          </table:table-cell>
          <table:table-cell table:style-name="ce16" office:value-type="string" calcext:value-type="string">
            <text:p>9mm Parabellum Bulle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9mm Parabellum Bullet - Wikipedia](https://ja.wikipedia.org/wiki/9mm_Parabellum_Bulle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29" calcext:value-type="float">
            <text:p>29</text:p>
          </table:table-cell>
          <table:table-cell table:style-name="ce16" office:value-type="string" calcext:value-type="string">
            <text:p>King Gnu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King Gnu - Wikipedia](https://ja.wikipedia.org/wiki/King_Gnu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0" calcext:value-type="float">
            <text:p>30</text:p>
          </table:table-cell>
          <table:table-cell table:style-name="ce16" office:value-type="string" calcext:value-type="string">
            <text:p>Creepy Nut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Creepy Nuts - Wikipedia](https://ja.wikipedia.org/wiki/Creepy_Nut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1" calcext:value-type="float">
            <text:p>31</text:p>
          </table:table-cell>
          <table:table-cell table:style-name="ce16" office:value-type="string" calcext:value-type="string">
            <text:p>クリープハイプ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クリープハイプ - Wikipedia](https://ja.wikipedia.org/wiki/クリープハイプ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2" calcext:value-type="float">
            <text:p>32</text:p>
          </table:table-cell>
          <table:table-cell table:style-name="ce16" office:value-type="string" calcext:value-type="string">
            <text:p>グループ魂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グループ魂 - Wikipedia](https://ja.wikipedia.org/wiki/グループ魂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3" calcext:value-type="float">
            <text:p>33</text:p>
          </table:table-cell>
          <table:table-cell table:style-name="ce16" office:value-type="string" calcext:value-type="string">
            <text:p>KREVA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KREVA - Wikipedia](https://ja.wikipedia.org/wiki/KREVA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4" calcext:value-type="float">
            <text:p>34</text:p>
          </table:table-cell>
          <table:table-cell table:style-name="ce16" office:value-type="string" calcext:value-type="string">
            <text:p>the quiet room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the quiet room - Wikipedia](https://ja.wikipedia.org/wiki/the_quiet_room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5" calcext:value-type="float">
            <text:p>35</text:p>
          </table:table-cell>
          <table:table-cell table:style-name="ce16" office:value-type="string" calcext:value-type="string">
            <text:p>ゲスの極み乙女。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ゲスの極み乙女。 - Wikipedia](https://ja.wikipedia.org/wiki/ゲスの極み乙女。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6" calcext:value-type="float">
            <text:p>36</text:p>
          </table:table-cell>
          <table:table-cell table:style-name="ce16" office:value-type="string" calcext:value-type="string">
            <text:p>欅坂46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欅坂46 - Wikipedia](https://ja.wikipedia.org/wiki/欅坂46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7" calcext:value-type="float">
            <text:p>37</text:p>
          </table:table-cell>
          <table:table-cell table:style-name="ce16" office:value-type="string" calcext:value-type="string">
            <text:p>go!go!vanilla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go!go!vanillas - Wikipedia](https://ja.wikipedia.org/wiki/go!go!vanilla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8" calcext:value-type="float">
            <text:p>38</text:p>
          </table:table-cell>
          <table:table-cell table:style-name="ce16" office:value-type="string" calcext:value-type="string">
            <text:p>ゴールデンボンバー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ゴールデンボンバー - Wikipedia](https://ja.wikipedia.org/wiki/ゴールデンボンバー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39" calcext:value-type="float">
            <text:p>39</text:p>
          </table:table-cell>
          <table:table-cell table:style-name="ce16" office:value-type="string" calcext:value-type="string">
            <text:p>coldrai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coldrain - Wikipedia](https://ja.wikipedia.org/wiki/coldrai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0" calcext:value-type="float">
            <text:p>40</text:p>
          </table:table-cell>
          <table:table-cell table:style-name="ce16" office:value-type="string" calcext:value-type="string">
            <text:p>コレサワ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コレサワ - Wikipedia](https://ja.wikipedia.org/wiki/コレサワ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1" calcext:value-type="float">
            <text:p>41</text:p>
          </table:table-cell>
          <table:table-cell table:style-name="ce16" office:value-type="string" calcext:value-type="string">
            <text:p>SILENT SIRE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ILENT SIREN - Wikipedia](https://ja.wikipedia.org/wiki/SILENT_SIRE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2" calcext:value-type="float">
            <text:p>42</text:p>
          </table:table-cell>
          <table:table-cell table:style-name="ce16" office:value-type="string" calcext:value-type="string">
            <text:p>Saucy Dog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aucy Dog - Wikipedia](https://ja.wikipedia.org/wiki/Saucy_Dog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3" calcext:value-type="float">
            <text:p>43</text:p>
          </table:table-cell>
          <table:table-cell table:style-name="ce16" office:value-type="string" calcext:value-type="string">
            <text:p>サカナクション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サカナクション - Wikipedia](https://ja.wikipedia.org/wiki/サカナクション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4" calcext:value-type="float">
            <text:p>44</text:p>
          </table:table-cell>
          <table:table-cell table:style-name="ce16" office:value-type="string" calcext:value-type="string">
            <text:p>Survive Said The Prophe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urvive Said The Prophet - Wikipedia](https://ja.wikipedia.org/wiki/Survive_Said_The_Prophe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5" calcext:value-type="float">
            <text:p>45</text:p>
          </table:table-cell>
          <table:table-cell table:style-name="ce16" office:value-type="string" calcext:value-type="string">
            <text:p>さユり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さユり - Wikipedia](https://ja.wikipedia.org/wiki/さユり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6" calcext:value-type="float">
            <text:p>46</text:p>
          </table:table-cell>
          <table:table-cell table:style-name="ce16" office:value-type="string" calcext:value-type="string">
            <text:p>サンボマスター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サンボマスター - Wikipedia](https://ja.wikipedia.org/wiki/サンボマスター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7" calcext:value-type="float">
            <text:p>47</text:p>
          </table:table-cell>
          <table:table-cell table:style-name="ce16" office:value-type="string" calcext:value-type="string">
            <text:p>SHE'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HE'S - Wikipedia](https://ja.wikipedia.org/wiki/SHE'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8" calcext:value-type="float">
            <text:p>48</text:p>
          </table:table-cell>
          <table:table-cell table:style-name="ce16" office:value-type="string" calcext:value-type="string">
            <text:p>G-FREAK FACTORY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G-FREAK FACTORY - Wikipedia](https://ja.wikipedia.org/wiki/G-FREAK_FACTORY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49" calcext:value-type="float">
            <text:p>49</text:p>
          </table:table-cell>
          <table:table-cell table:style-name="ce16" office:value-type="string" calcext:value-type="string">
            <text:p>ジェニーハイ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ジェニーハイ - Wikipedia](https://ja.wikipedia.org/wiki/ジェニーハイ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0" calcext:value-type="float">
            <text:p>50</text:p>
          </table:table-cell>
          <table:table-cell table:style-name="ce16" office:value-type="string" calcext:value-type="string">
            <text:p>シシド・カフカ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シシド・カフカ - Wikipedia](https://ja.wikipedia.org/wiki/シシド・カフカ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1" calcext:value-type="float">
            <text:p>51</text:p>
          </table:table-cell>
          <table:table-cell table:style-name="ce16" office:value-type="string" calcext:value-type="string">
            <text:p>SIX LOUNGE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IX LOUNGE - Wikipedia](https://ja.wikipedia.org/wiki/SIX_LOUNGE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2" calcext:value-type="float">
            <text:p>52</text:p>
          </table:table-cell>
          <table:table-cell table:style-name="ce16" office:value-type="string" calcext:value-type="string">
            <text:p>四星球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四星球 - Wikipedia](https://ja.wikipedia.org/wiki/四星球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3" calcext:value-type="float">
            <text:p>53</text:p>
          </table:table-cell>
          <table:table-cell table:style-name="ce16" office:value-type="string" calcext:value-type="string">
            <text:p>SUPER BEAVE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UPER BEAVER - Wikipedia](https://ja.wikipedia.org/wiki/SUPER_BEAVER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4" calcext:value-type="float">
            <text:p>54</text:p>
          </table:table-cell>
          <table:table-cell table:style-name="ce16" office:value-type="string" calcext:value-type="string">
            <text:p>スキマスイッチ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スキマスイッチ - Wikipedia](https://ja.wikipedia.org/wiki/スキマスイッチ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5" calcext:value-type="float">
            <text:p>55</text:p>
          </table:table-cell>
          <table:table-cell table:style-name="ce16" office:value-type="string" calcext:value-type="string">
            <text:p>SCANDAL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CANDAL - Wikipedia](https://ja.wikipedia.org/wiki/SCANDAL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6" calcext:value-type="float">
            <text:p>56</text:p>
          </table:table-cell>
          <table:table-cell table:style-name="ce16" office:value-type="string" calcext:value-type="string">
            <text:p>鈴木愛理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鈴木愛理 - Wikipedia](https://ja.wikipedia.org/wiki/鈴木愛理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7" calcext:value-type="float">
            <text:p>57</text:p>
          </table:table-cell>
          <table:table-cell table:style-name="ce16" office:value-type="string" calcext:value-type="string">
            <text:p>ずっと真夜中でいいのに。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ずっと真夜中でいいのに。 - Wikipedia](https://ja.wikipedia.org/wiki/ずっと真夜中でいいのに。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8" calcext:value-type="float">
            <text:p>58</text:p>
          </table:table-cell>
          <table:table-cell table:style-name="ce16" office:value-type="string" calcext:value-type="string">
            <text:p>ストレイテナー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ストレイテナー - Wikipedia](https://ja.wikipedia.org/wiki/ストレイテナー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59" calcext:value-type="float">
            <text:p>59</text:p>
          </table:table-cell>
          <table:table-cell table:style-name="ce16" office:value-type="string" calcext:value-type="string">
            <text:p>SPARK!!SOUND!!SHOW!!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PARK!!SOUND!!SHOW!! - Wikipedia](https://ja.wikipedia.org/wiki/SPARK!!SOUND!!SHOW!!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0" calcext:value-type="float">
            <text:p>60</text:p>
          </table:table-cell>
          <table:table-cell table:style-name="ce16" office:value-type="string" calcext:value-type="string">
            <text:p>SPYAI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PYAIR - Wikipedia](https://ja.wikipedia.org/wiki/SPYAIR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1" calcext:value-type="float">
            <text:p>61</text:p>
          </table:table-cell>
          <table:table-cell table:style-name="ce16" office:value-type="string" calcext:value-type="string">
            <text:p>sumika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sumika - Wikipedia](https://ja.wikipedia.org/wiki/sumika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2" calcext:value-type="float">
            <text:p>62</text:p>
          </table:table-cell>
          <table:table-cell table:style-name="ce16" office:value-type="string" calcext:value-type="string">
            <text:p>Czecho No Republic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Czecho No Republic - Wikipedia](https://ja.wikipedia.org/wiki/Czecho_No_Republic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3" calcext:value-type="float">
            <text:p>63</text:p>
          </table:table-cell>
          <table:table-cell table:style-name="ce16" office:value-type="string" calcext:value-type="string">
            <text:p>chelmico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chelmico - Wikipedia](https://ja.wikipedia.org/wiki/chelmico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4" calcext:value-type="float">
            <text:p>64</text:p>
          </table:table-cell>
          <table:table-cell table:style-name="ce16" office:value-type="string" calcext:value-type="string">
            <text:p>Dizzy Sunfis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Dizzy Sunfist - Wikipedia](https://ja.wikipedia.org/wiki/Dizzy_Sunfis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5" calcext:value-type="float">
            <text:p>65</text:p>
          </table:table-cell>
          <table:table-cell table:style-name="ce16" office:value-type="string" calcext:value-type="string">
            <text:p>teto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teto - Wikipedia](https://ja.wikipedia.org/wiki/teto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6" calcext:value-type="float">
            <text:p>66</text:p>
          </table:table-cell>
          <table:table-cell table:style-name="ce16" office:value-type="string" calcext:value-type="string">
            <text:p>でんぱ組.inc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でんぱ組.inc - Wikipedia](https://ja.wikipedia.org/wiki/でんぱ組.inc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7" calcext:value-type="float">
            <text:p>67</text:p>
          </table:table-cell>
          <table:table-cell table:style-name="ce16" office:value-type="string" calcext:value-type="string">
            <text:p>10-FEE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10-FEET - Wikipedia](https://ja.wikipedia.org/wiki/10-FEE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8" calcext:value-type="float">
            <text:p>68</text:p>
          </table:table-cell>
          <table:table-cell table:style-name="ce16" office:value-type="string" calcext:value-type="string">
            <text:p>東京スカパラダイスオーケストラ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東京スカパラダイスオーケストラ - Wikipedia](https://ja.wikipedia.org/wiki/東京スカパラダイスオーケストラ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69" calcext:value-type="float">
            <text:p>69</text:p>
          </table:table-cell>
          <table:table-cell table:style-name="ce16" office:value-type="string" calcext:value-type="string">
            <text:p>TOTALFA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TOTALFAT - Wikipedia](https://ja.wikipedia.org/wiki/TOTALFA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0" calcext:value-type="float">
            <text:p>70</text:p>
          </table:table-cell>
          <table:table-cell table:style-name="ce16" office:value-type="string" calcext:value-type="string">
            <text:p>ドラマストア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ドラマストア - Wikipedia](https://ja.wikipedia.org/wiki/ドラマストア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1" calcext:value-type="float">
            <text:p>71</text:p>
          </table:table-cell>
          <table:table-cell table:style-name="ce16" office:value-type="string" calcext:value-type="string">
            <text:p>Nulbarich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Nulbarich - Wikipedia](https://ja.wikipedia.org/wiki/Nulbarich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2" calcext:value-type="float">
            <text:p>72</text:p>
          </table:table-cell>
          <table:table-cell table:style-name="ce16" office:value-type="string" calcext:value-type="string">
            <text:p>NUMBER GIRL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NUMBER GIRL - Wikipedia](https://ja.wikipedia.org/wiki/NUMBER_GIRL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3" calcext:value-type="float">
            <text:p>73</text:p>
          </table:table-cell>
          <table:table-cell table:style-name="ce16" office:value-type="string" calcext:value-type="string">
            <text:p>ネクライトーキー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ネクライトーキー - Wikipedia](https://ja.wikipedia.org/wiki/ネクライトーキー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4" calcext:value-type="float">
            <text:p>74</text:p>
          </table:table-cell>
          <table:table-cell table:style-name="ce16" office:value-type="string" calcext:value-type="string">
            <text:p>Novelbrigh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Novelbright - Wikipedia](https://ja.wikipedia.org/wiki/Novelbrigh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5" calcext:value-type="float">
            <text:p>75</text:p>
          </table:table-cell>
          <table:table-cell table:style-name="ce16" office:value-type="string" calcext:value-type="string">
            <text:p>Half time Old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Half time Old - Wikipedia](https://ja.wikipedia.org/wiki/Half_time_Old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6" calcext:value-type="float">
            <text:p>76</text:p>
          </table:table-cell>
          <table:table-cell table:style-name="ce16" office:value-type="string" calcext:value-type="string">
            <text:p>HYDE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HYDE - Wikipedia](https://ja.wikipedia.org/wiki/HYDE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7" calcext:value-type="float">
            <text:p>77</text:p>
          </table:table-cell>
          <table:table-cell table:style-name="ce16" office:value-type="string" calcext:value-type="string">
            <text:p>Vaundy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Vaundy - Wikipedia](https://ja.wikipedia.org/wiki/Vaundy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8" calcext:value-type="float">
            <text:p>78</text:p>
          </table:table-cell>
          <table:table-cell table:style-name="ce16" office:value-type="string" calcext:value-type="string">
            <text:p>バックドロップシンデレラ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バックドロップシンデレラ - Wikipedia](https://ja.wikipedia.org/wiki/バックドロップシンデレラ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79" calcext:value-type="float">
            <text:p>79</text:p>
          </table:table-cell>
          <table:table-cell table:style-name="ce16" office:value-type="string" calcext:value-type="string">
            <text:p>back numbe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back number - Wikipedia](https://ja.wikipedia.org/wiki/back_number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0" calcext:value-type="float">
            <text:p>80</text:p>
          </table:table-cell>
          <table:table-cell table:style-name="ce16" office:value-type="string" calcext:value-type="string">
            <text:p>THE BACK HOR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THE BACK HORN - Wikipedia](https://ja.wikipedia.org/wiki/THE_BACK_HOR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1" calcext:value-type="float">
            <text:p>81</text:p>
          </table:table-cell>
          <table:table-cell table:style-name="ce16" office:value-type="string" calcext:value-type="string">
            <text:p>ハルカミライ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ハルカミライ - Wikipedia](https://ja.wikipedia.org/wiki/ハルカミライ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2" calcext:value-type="float">
            <text:p>82</text:p>
          </table:table-cell>
          <table:table-cell table:style-name="ce16" office:value-type="string" calcext:value-type="string">
            <text:p>Hump Back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Hump Back - Wikipedia](https://ja.wikipedia.org/wiki/Hump_Back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3" calcext:value-type="float">
            <text:p>83</text:p>
          </table:table-cell>
          <table:table-cell table:style-name="ce16" office:value-type="string" calcext:value-type="string">
            <text:p>BBHF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BBHF - Wikipedia](https://ja.wikipedia.org/wiki/BBHF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4" calcext:value-type="float">
            <text:p>84</text:p>
          </table:table-cell>
          <table:table-cell table:style-name="ce16" office:value-type="string" calcext:value-type="string">
            <text:p>ひかりのなかに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ひかりのなかに - Wikipedia](https://ja.wikipedia.org/wiki/ひかりのなかに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5" calcext:value-type="float">
            <text:p>85</text:p>
          </table:table-cell>
          <table:table-cell table:style-name="ce16" office:value-type="string" calcext:value-type="string">
            <text:p>BIGMAMA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BIGMAMA - Wikipedia](https://ja.wikipedia.org/wiki/BIGMAMA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6" calcext:value-type="float">
            <text:p>86</text:p>
          </table:table-cell>
          <table:table-cell table:style-name="ce16" office:value-type="string" calcext:value-type="string">
            <text:p>ビッケブランカ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ビッケブランカ - Wikipedia](https://ja.wikipedia.org/wiki/ビッケブランカ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7" calcext:value-type="float">
            <text:p>87</text:p>
          </table:table-cell>
          <table:table-cell table:style-name="ce16" office:value-type="string" calcext:value-type="string">
            <text:p>BiSH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BiSH - Wikipedia](https://ja.wikipedia.org/wiki/BiSH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8" calcext:value-type="float">
            <text:p>88</text:p>
          </table:table-cell>
          <table:table-cell table:style-name="ce16" office:value-type="string" calcext:value-type="string">
            <text:p>平井大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平井大 - Wikipedia](https://ja.wikipedia.org/wiki/平井大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89" calcext:value-type="float">
            <text:p>89</text:p>
          </table:table-cell>
          <table:table-cell table:style-name="ce16" office:value-type="string" calcext:value-type="string">
            <text:p>Fear, and Loathing in Las Vega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Fear, and Loathing in Las Vegas - Wikipedia](https://ja.wikipedia.org/wiki/Fear,_and_Loathing_in_Las_Vega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0" calcext:value-type="float">
            <text:p>90</text:p>
          </table:table-cell>
          <table:table-cell table:style-name="ce16" office:value-type="string" calcext:value-type="string">
            <text:p>FOMARE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FOMARE - Wikipedia](https://ja.wikipedia.org/wiki/FOMARE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1" calcext:value-type="float">
            <text:p>91</text:p>
          </table:table-cell>
          <table:table-cell table:style-name="ce16" office:value-type="string" calcext:value-type="string">
            <text:p>フジファブリック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フジファブリック - Wikipedia](https://ja.wikipedia.org/wiki/フジファブリック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2" calcext:value-type="float">
            <text:p>92</text:p>
          </table:table-cell>
          <table:table-cell table:style-name="ce16" office:value-type="string" calcext:value-type="string">
            <text:p>BRADIO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BRADIO - Wikipedia](https://ja.wikipedia.org/wiki/BRADIO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3" calcext:value-type="float">
            <text:p>93</text:p>
          </table:table-cell>
          <table:table-cell table:style-name="ce16" office:value-type="string" calcext:value-type="string">
            <text:p>FLOWER FLOWE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FLOWER FLOWER - Wikipedia](https://ja.wikipedia.org/wiki/FLOWER_FLOWER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4" calcext:value-type="float">
            <text:p>94</text:p>
          </table:table-cell>
          <table:table-cell table:style-name="ce16" office:value-type="string" calcext:value-type="string">
            <text:p>BLUE ENCOUN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BLUE ENCOUNT - Wikipedia](https://ja.wikipedia.org/wiki/BLUE_ENCOUN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5" calcext:value-type="float">
            <text:p>95</text:p>
          </table:table-cell>
          <table:table-cell table:style-name="ce16" office:value-type="string" calcext:value-type="string">
            <text:p>フレデリック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フレデリック - Wikipedia](https://ja.wikipedia.org/wiki/フレデリック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6" calcext:value-type="float">
            <text:p>96</text:p>
          </table:table-cell>
          <table:table-cell table:style-name="ce16" office:value-type="string" calcext:value-type="string">
            <text:p>フレンズ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フレンズ - Wikipedia](https://ja.wikipedia.org/wiki/フレンズ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7" calcext:value-type="float">
            <text:p>97</text:p>
          </table:table-cell>
          <table:table-cell table:style-name="ce16" office:value-type="string" calcext:value-type="string">
            <text:p>HEY-SMITH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HEY-SMITH - Wikipedia](https://ja.wikipedia.org/wiki/HEY-SMITH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8" calcext:value-type="float">
            <text:p>98</text:p>
          </table:table-cell>
          <table:table-cell table:style-name="ce16" office:value-type="string" calcext:value-type="string">
            <text:p>Base Ball Bea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Base Ball Bear - Wikipedia](https://ja.wikipedia.org/wiki/Base_Ball_Bear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99" calcext:value-type="float">
            <text:p>99</text:p>
          </table:table-cell>
          <table:table-cell table:style-name="ce16" office:value-type="string" calcext:value-type="string">
            <text:p>PEDRO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PEDRO - Wikipedia](https://ja.wikipedia.org/wiki/PEDRO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0" calcext:value-type="float">
            <text:p>100</text:p>
          </table:table-cell>
          <table:table-cell table:style-name="ce16" office:value-type="string" calcext:value-type="string">
            <text:p>ベリーグッドマン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ベリーグッドマン - Wikipedia](https://ja.wikipedia.org/wiki/ベリーグッドマン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1" calcext:value-type="float">
            <text:p>101</text:p>
          </table:table-cell>
          <table:table-cell table:style-name="ce16" office:value-type="string" calcext:value-type="string">
            <text:p>THE BAWDIE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THE BAWDIES - Wikipedia](https://ja.wikipedia.org/wiki/THE_BAWDIE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2" calcext:value-type="float">
            <text:p>102</text:p>
          </table:table-cell>
          <table:table-cell table:style-name="ce16" office:value-type="string" calcext:value-type="string">
            <text:p>Poppin'Party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Poppin'Party - Wikipedia](https://ja.wikipedia.org/wiki/Poppin'Party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3" calcext:value-type="float">
            <text:p>103</text:p>
          </table:table-cell>
          <table:table-cell table:style-name="ce16" office:value-type="string" calcext:value-type="string">
            <text:p>POLYSIC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POLYSICS - Wikipedia](https://ja.wikipedia.org/wiki/POLYSICS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4" calcext:value-type="float">
            <text:p>104</text:p>
          </table:table-cell>
          <table:table-cell table:style-name="ce16" office:value-type="string" calcext:value-type="string">
            <text:p>ポルカドットスティングレイ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ポルカドットスティングレイ - Wikipedia](https://ja.wikipedia.org/wiki/ポルカドットスティングレイ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5" calcext:value-type="float">
            <text:p>105</text:p>
          </table:table-cell>
          <table:table-cell table:style-name="ce16" office:value-type="string" calcext:value-type="string">
            <text:p>My Hair is Bad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My Hair is Bad - Wikipedia](https://ja.wikipedia.org/wiki/My_Hair_is_Bad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6" calcext:value-type="float">
            <text:p>106</text:p>
          </table:table-cell>
          <table:table-cell table:style-name="ce16" office:value-type="string" calcext:value-type="string">
            <text:p>マカロニえんぴつ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マカロニえんぴつ - Wikipedia](https://ja.wikipedia.org/wiki/マカロニえんぴつ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7" calcext:value-type="float">
            <text:p>107</text:p>
          </table:table-cell>
          <table:table-cell table:style-name="ce16" office:value-type="string" calcext:value-type="string">
            <text:p>マキシマム ザ ホルモン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マキシマム ザ ホルモン - Wikipedia](https://ja.wikipedia.org/wiki/マキシマム_ザ_ホルモン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8" calcext:value-type="float">
            <text:p>108</text:p>
          </table:table-cell>
          <table:table-cell table:style-name="ce16" office:value-type="string" calcext:value-type="string">
            <text:p>魔法少女になり隊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魔法少女になり隊 - Wikipedia](https://ja.wikipedia.org/wiki/魔法少女になり隊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09" calcext:value-type="float">
            <text:p>109</text:p>
          </table:table-cell>
          <table:table-cell table:style-name="ce16" office:value-type="string" calcext:value-type="string">
            <text:p>ミオヤマザキ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ミオヤマザキ - Wikipedia](https://ja.wikipedia.org/wiki/ミオヤマザキ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0" calcext:value-type="float">
            <text:p>110</text:p>
          </table:table-cell>
          <table:table-cell table:style-name="ce16" office:value-type="string" calcext:value-type="string">
            <text:p>宮本浩次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宮本浩次 - Wikipedia](https://ja.wikipedia.org/wiki/宮本浩次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1" calcext:value-type="float">
            <text:p>111</text:p>
          </table:table-cell>
          <table:table-cell table:style-name="ce16" office:value-type="string" calcext:value-type="string">
            <text:p>milet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milet - Wikipedia](https://ja.wikipedia.org/wiki/milet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2" calcext:value-type="float">
            <text:p>112</text:p>
          </table:table-cell>
          <table:table-cell table:style-name="ce16" office:value-type="string" calcext:value-type="string">
            <text:p>MUCC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MUCC - Wikipedia](https://ja.wikipedia.org/wiki/MUCC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3" calcext:value-type="float">
            <text:p>113</text:p>
          </table:table-cell>
          <table:table-cell table:style-name="ce16" office:value-type="string" calcext:value-type="string">
            <text:p>め組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め組 - Wikipedia](https://ja.wikipedia.org/wiki/め組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4" calcext:value-type="float">
            <text:p>114</text:p>
          </table:table-cell>
          <table:table-cell table:style-name="ce16" office:value-type="string" calcext:value-type="string">
            <text:p>モーニング娘。'20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モーニング娘。'20 - Wikipedia](https://ja.wikipedia.org/wiki/モーニング娘。'20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5" calcext:value-type="float">
            <text:p>115</text:p>
          </table:table-cell>
          <table:table-cell table:style-name="ce16" office:value-type="string" calcext:value-type="string">
            <text:p>MOSHIMO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MOSHIMO - Wikipedia](https://ja.wikipedia.org/wiki/MOSHIMO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6" calcext:value-type="float">
            <text:p>116</text:p>
          </table:table-cell>
          <table:table-cell table:style-name="ce16" office:value-type="string" calcext:value-type="string">
            <text:p>ももいろクローバーZ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ももいろクローバーZ - Wikipedia](https://ja.wikipedia.org/wiki/ももいろクローバーZ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7" calcext:value-type="float">
            <text:p>117</text:p>
          </table:table-cell>
          <table:table-cell table:style-name="ce16" office:value-type="string" calcext:value-type="string">
            <text:p>矢井田瞳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矢井田瞳 - Wikipedia](https://ja.wikipedia.org/wiki/矢井田瞳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8" calcext:value-type="float">
            <text:p>118</text:p>
          </table:table-cell>
          <table:table-cell table:style-name="ce16" office:value-type="string" calcext:value-type="string">
            <text:p>ヤバイTシャツ屋さん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ヤバイTシャツ屋さん - Wikipedia](https://ja.wikipedia.org/wiki/ヤバイTシャツ屋さん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19" calcext:value-type="float">
            <text:p>119</text:p>
          </table:table-cell>
          <table:table-cell table:style-name="ce16" office:value-type="string" calcext:value-type="string">
            <text:p>ヤングオオハラ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ヤングオオハラ - Wikipedia](https://ja.wikipedia.org/wiki/ヤングオオハラ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0" calcext:value-type="float">
            <text:p>120</text:p>
          </table:table-cell>
          <table:table-cell table:style-name="ce16" office:value-type="string" calcext:value-type="string">
            <text:p>ユアネス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ユアネス - Wikipedia](https://ja.wikipedia.org/wiki/ユアネス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1" calcext:value-type="float">
            <text:p>121</text:p>
          </table:table-cell>
          <table:table-cell table:style-name="ce16" office:value-type="string" calcext:value-type="string">
            <text:p>UNISON SQUARE GARDE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UNISON SQUARE GARDEN - Wikipedia](https://ja.wikipedia.org/wiki/UNISON_SQUARE_GARDE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2" calcext:value-type="float">
            <text:p>122</text:p>
          </table:table-cell>
          <table:table-cell table:style-name="ce16" office:value-type="string" calcext:value-type="string">
            <text:p>yonige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yonige - Wikipedia](https://ja.wikipedia.org/wiki/yonige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3" calcext:value-type="float">
            <text:p>123</text:p>
          </table:table-cell>
          <table:table-cell table:style-name="ce16" office:value-type="string" calcext:value-type="string">
            <text:p>夜の本気ダンス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夜の本気ダンス - Wikipedia](https://ja.wikipedia.org/wiki/夜の本気ダンス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4" calcext:value-type="float">
            <text:p>124</text:p>
          </table:table-cell>
          <table:table-cell table:style-name="ce16" office:value-type="string" calcext:value-type="string">
            <text:p>Lucky Kilimanjaro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Lucky Kilimanjaro - Wikipedia](https://ja.wikipedia.org/wiki/Lucky_Kilimanjaro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5" calcext:value-type="float">
            <text:p>125</text:p>
          </table:table-cell>
          <table:table-cell table:style-name="ce16" office:value-type="string" calcext:value-type="string">
            <text:p>LAMP IN TERREN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LAMP IN TERREN - Wikipedia](https://ja.wikipedia.org/wiki/LAMP_IN_TERREN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6" calcext:value-type="float">
            <text:p>126</text:p>
          </table:table-cell>
          <table:table-cell table:style-name="ce16" office:value-type="string" calcext:value-type="string">
            <text:p>リーガルリリー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リーガルリリー - Wikipedia](https://ja.wikipedia.org/wiki/リーガルリリー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7" calcext:value-type="float">
            <text:p>127</text:p>
          </table:table-cell>
          <table:table-cell table:style-name="ce16" office:value-type="string" calcext:value-type="string">
            <text:p>reGretGirl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reGretGirl - Wikipedia](https://ja.wikipedia.org/wiki/reGretGirl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8" calcext:value-type="float">
            <text:p>128</text:p>
          </table:table-cell>
          <table:table-cell table:style-name="ce16" office:value-type="string" calcext:value-type="string">
            <text:p>LiSA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LiSA - Wikipedia](https://ja.wikipedia.org/wiki/LiSA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29" calcext:value-type="float">
            <text:p>129</text:p>
          </table:table-cell>
          <table:table-cell table:style-name="ce16" office:value-type="string" calcext:value-type="string">
            <text:p>Little Glee Monster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Little Glee Monster - Wikipedia](https://ja.wikipedia.org/wiki/Little_Glee_Monster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30" calcext:value-type="float">
            <text:p>130</text:p>
          </table:table-cell>
          <table:table-cell table:style-name="ce16" office:value-type="string" calcext:value-type="string">
            <text:p>緑黄色社会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緑黄色社会 - Wikipedia](https://ja.wikipedia.org/wiki/緑黄色社会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31" calcext:value-type="float">
            <text:p>131</text:p>
          </table:table-cell>
          <table:table-cell table:style-name="ce16" office:value-type="string" calcext:value-type="string">
            <text:p>ROTTENGRAFFTY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ROTTENGRAFFTY - Wikipedia](https://ja.wikipedia.org/wiki/ROTTENGRAFFTY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32" calcext:value-type="float">
            <text:p>132</text:p>
          </table:table-cell>
          <table:table-cell table:style-name="ce16" office:value-type="string" calcext:value-type="string">
            <text:p>忘れらんねえよ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忘れらんねえよ - Wikipedia](https://ja.wikipedia.org/wiki/忘れらんねえよ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33" calcext:value-type="float">
            <text:p>133</text:p>
          </table:table-cell>
          <table:table-cell table:style-name="ce16" office:value-type="string" calcext:value-type="string">
            <text:p>WANIMA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WANIMA - Wikipedia](https://ja.wikipedia.org/wiki/WANIMA)</text:p>
          </table:table-cell>
          <table:table-cell table:number-columns-repeated="1018"/>
        </table:table-row>
        <table:table-row table:style-name="ro1">
          <table:table-cell table:style-name="ce13" table:formula="of:=ROW()-1" office:value-type="float" office:value="134" calcext:value-type="float">
            <text:p>134</text:p>
          </table:table-cell>
          <table:table-cell table:style-name="ce16" office:value-type="string" calcext:value-type="string">
            <text:p>WANDS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[WANDS - Wikipedia](https://ja.wikipedia.org/wiki/WANDS)</text:p>
          </table:table-cell>
          <table:table-cell table:number-columns-repeated="1018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3" table:number-columns-repeated="1019" table:default-cell-style-name="ce89"/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あいみょん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あいみょん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秋山黄色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秋山黄色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ASIAN KUNG-FU GENERATION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ASIAN_KUNG-FU_GENERATIO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ACIDMAN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ACIDMA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天月-あまつき-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天月-あまつき-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雨のパレード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雨のパレード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あゆみくりかまき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あゆみくりかまき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[Alexandros]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[Alexandros]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アンジュルム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アンジュルム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androp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androp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indigo la End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indigo_la_End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table:style-name="ce90" office:value-type="string" calcext:value-type="string">
            <text:p>UVERworld</text:p>
          </table:table-cell>
          <table:table-cell office:value-type="string" calcext:value-type="string">
            <text:p><text:s/>- Wikipedia](https://ja.wikipedia.org/wiki/</text:p>
          </table:table-cell>
          <table:table-cell table:style-name="ce90" office:value-type="string" calcext:value-type="string">
            <text:p>UVERworld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打首獄門同好会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打首獄門同好会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ACE COLLECTION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ACE_COLLECTIO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おいしくるメロンパ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おいしくるメロンパン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OAU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OAU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大塚愛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大塚愛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THE ORAL CIGARETTE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THE_ORAL_CIGARETTE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OKAMOTO'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OKAMOTO'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Official髭男dism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Official髭男dism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オメでたい頭でなにより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オメでたい頭でなにより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KANA-BOON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KANA-BOO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感覚ピエロ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感覚ピエロ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KEYTALK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KEYTALK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きゃりーぱみゅぱみゅ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きゃりーぱみゅぱみゅ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キュウソネコカミ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キュウソネコカミ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9mm Parabellum Bulle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9mm_Parabellum_Bulle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King Gnu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King_Gnu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reepy Nut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Creepy_Nut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クリープハイプ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クリープハイプ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グループ魂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グループ魂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KREVA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KREVA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the quiet room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the_quiet_room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ゲスの極み乙女。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ゲスの極み乙女。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欅坂46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欅坂46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go!go!vanilla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go!go!vanilla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ゴールデンボンバー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ゴールデンボンバ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oldrain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coldrai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コレサワ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コレサワ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ILENT SIREN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ILENT_SIRE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aucy Dog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aucy_Dog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サカナクショ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サカナクション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urvive Said The Prophe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urvive_Said_The_Prophe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さユり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さユり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サンボマスター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サンボマスタ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HE'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HE'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G-FREAK FACTORY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G-FREAK_FACTORY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ジェニーハイ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ジェニーハイ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シシド・カフカ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シシド・カフカ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IX LOUNGE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IX_LOUNGE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四星球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四星球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UPER BEAVER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UPER_BEAVER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スキマスイッチ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スキマスイッチ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CANDAL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CANDAL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鈴木愛理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鈴木愛理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ずっと真夜中でいいのに。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ずっと真夜中でいいのに。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ストレイテナー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ストレイテナ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PARK!!SOUND!!SHOW!!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PARK!!SOUND!!SHOW!!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PYAIR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PYAIR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umika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sumika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zecho No Republic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Czecho_No_Republic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chelmico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chelmico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Dizzy Sunfis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Dizzy_Sunfis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でんぱ組.inc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でんぱ組.inc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10-FEE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10-FEE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東京スカパラダイスオーケストラ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東京スカパラダイスオーケストラ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TOTALFA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TOTALFA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ドラマストア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ドラマストア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Nulbarich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Nulbarich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NUMBER GIRL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NUMBER_GIRL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ネクライトーキー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ネクライトーキ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Novelbrigh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Novelbrigh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Half time Old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Half_time_Old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HYDE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Vaundy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Vaundy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バックドロップシンデレラ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バックドロップシンデレラ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ack number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back_number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THE BACK HORN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THE_BACK_HOR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ハルカミライ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ハルカミライ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Hump Back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Hump_Back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BHF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BBHF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ひかりのなかに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ひかりのなかに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IGMAMA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BIGMAMA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ビッケブランカ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ビッケブランカ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iSH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BiSH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平井大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平井大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Fear, and Loathing in Las Vega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Fear,_and_Loathing_in_Las_Vega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FOMARE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FOMARE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フジファブリック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フジファブリック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RADIO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BRADIO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FLOWER FLOWER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FLOWER_FLOWER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LUE ENCOUN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BLUE_ENCOUN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フレデリック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フレデリック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フレンズ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フレンズ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HEY-SMITH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HEY-SMITH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Base Ball Bear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Base_Ball_Bear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ベリーグッドマ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ベリーグッドマン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THE BAWDIE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THE_BAWDIE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Poppin'Party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Poppin'Party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POLYSIC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POLYSIC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ポルカドットスティングレイ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ポルカドットスティングレイ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My Hair is Bad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My_Hair_is_Bad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マカロニえんぴつ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マカロニえんぴつ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マキシマム ザ ホルモ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マキシマム_ザ_ホルモン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魔法少女になり隊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魔法少女になり隊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ミオヤマザキ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ミオヤマザキ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宮本浩次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宮本浩次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milet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milet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MUCC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MUCC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め組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め組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モーニング娘。'20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モーニング娘。'2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MOSHIMO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MOSHIMO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ももいろクローバーZ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ももいろクローバーZ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矢井田瞳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矢井田瞳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ヤバイTシャツ屋さん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ヤバイTシャツ屋さん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ヤングオオハラ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ヤングオオハラ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ユアネス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ユアネス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UNISON SQUARE GARDEN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UNISON_SQUARE_GARDE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yonige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yonige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夜の本気ダンス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夜の本気ダンス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ucky Kilimanjaro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Lucky_Kilimanjaro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AMP IN TERREN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LAMP_IN_TERREN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リーガルリリー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リーガルリリー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reGretGirl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reGretGirl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Little Glee Monster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Little_Glee_Monster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緑黄色社会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緑黄色社会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ROTTENGRAFFTY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ROTTENGRAFFTY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忘れらんねえよ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忘れらんねえよ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WANIMA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WANIMA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WANDS</text:p>
          </table:table-cell>
          <table:table-cell office:value-type="string" calcext:value-type="string">
            <text:p><text:s/>- Wikipedia](https://ja.wikipedia.org/wiki/</text:p>
          </table:table-cell>
          <table:table-cell office:value-type="string" calcext:value-type="string">
            <text:p>WANDS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Z UDゴシック" svg:font-family="'BIZ UDゴシック'" style:font-family-generic="modern" style:font-pitch="fixed"/>
    <style:font-face style:name="ＭＳ ゴシック" svg:font-family="'ＭＳ ゴシック'" style:font-family-generic="modern" style:font-pitch="fixed"/>
    <style:font-face style:name="IPA Pゴシック" svg:font-family="'IPA Pゴシック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00/00/00</text:date>, <text:time style:data-style-name="N2" text:time-value="23:23:34.3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20-06-13T23:40:21.224000000</dc:date>
    <meta:editing-duration>PT4H52M58S</meta:editing-duration>
    <meta:editing-cycles>330</meta:editing-cycles>
    <meta:document-statistic meta:table-count="4" meta:cell-count="1642" meta:object-count="0"/>
  </office:meta>
</office:document-meta>
</file>